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2"/>
        <table:table-column table:style-name="co11" table:number-columns-repeated="1015" table:default-cell-style-name="ce22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style-name="ce12"/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Fournier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 inconnu</text:p>
          </table:table-cell>
          <table:table-cell office:value-type="string" table:style-name="ce13">
            <text:p>Teams mardi 15/11 à 18h30, proposition de poste chez Groupe Fournier (cuisine), etude du dossir en cour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Actess Cloud?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16/11, attente de retour de Thale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réponse à un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number-rows-repeated="104856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17T07:10:0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17T07:10:0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86a8e27c-54a0-4da9-b65b-35fbe2bdc033</meta:user-defined>
    <meta:user-defined meta:name="MSIP_Label_23f93e5f-d3c2-49a7-ba94-15405423c204_ContentBits">2</meta:user-defined>
  </office:meta>
</office:document-meta>
</file>